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text-position="0% 100%" fo:font-style="normal" style:font-style-asian="normal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text-align="start"/>
    </style:style>
    <style:style style:name="P9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ize="24pt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style:text-position="-33% 58%" fo:font-size="24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26pt" style:font-size-asian="36pt" style:font-size-complex="36pt"/>
    </style:style>
    <style:style style:name="T29" style:family="text">
      <style:text-properties style:text-position="-33% 58%" fo:font-style="normal" style:font-style-asian="normal" style:font-style-complex="normal"/>
    </style:style>
    <style:style style:name="T30" style:family="text">
      <style:text-properties fo:font-size="28pt" fo:font-style="italic" style:font-size-asian="40pt" style:font-style-asian="italic" style:font-size-complex="40pt" style:font-style-complex="italic"/>
    </style:style>
    <style:style style:name="T3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2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3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0% 100%" style:font-name="Calibri2" style:font-name-asian="Calibri3" style:font-name-complex="Calibri3"/>
    </style:style>
    <style:style style:name="T36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9" style:family="text">
      <style:text-properties style:use-window-font-color="true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use-window-font-color="true" style:font-name="Calibri3" fo:font-style="normal" style:font-name-asian="Calibri3" style:font-style-asian="normal" style:font-name-complex="Calibri3" style:font-style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43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44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7" style:family="text">
      <style:text-properties style:text-position="-33% 58%" style:font-name="Ebrima3" fo:font-style="italic" style:font-name-asian="Calibri3" style:font-style-asian="italic" style:font-name-complex="Calibri3" style:font-style-complex="italic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text-position="33% 58%" fo:font-style="normal" style:font-style-asian="normal" style:font-style-complex="normal"/>
    </style:style>
    <style:style style:name="T5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1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24">Eine Erzeugende vom Typ </text:span><text:span text:style-name="T25">F</text:span><text:span text:style-name="T2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tab/><text:tab/>kann als eigenständige Erzeugende einer kanonischen Transformation (<text:span text:style-name="T2">im engeren Sinne</text:span><text:span text:style-name="T6">) aufgefasst werden.</text:span></text:p>
          </draw:text-box>
        </draw:frame>
        <draw:frame draw:style-name="gr1" draw:text-style-name="P2" draw:layer="layout" svg:width="2.91cm" svg:height="1.033cm" svg:x="3.144cm" svg:y="9.983cm">
          <text:p/>
          <draw:object xlink:href="../Hamilton'sche%20charakteristische%20Funktion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9.216cm" svg:height="1.033cm" svg:x="9.391cm" svg:y="8.583cm">
          <text:p/>
          <draw:object xlink:href="../Separationsansatz%20mit%20der%20Hamilton'schen%20charakteristischen%20Funk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<text:span text:style-name="T6"> ist vom Typ </text:span><text:span text:style-name="T2">F</text:span><text:span text:style-name="T29">2</text:span><text:span text:style-name="T6"> und erzeugt die Transformation</text:span></text:p>
          </draw:text-box>
        </draw:frame>
        <draw:frame draw:style-name="gr1" draw:text-style-name="P2" draw:layer="layout" svg:width="11.867cm" svg:height="6.711cm" svg:x="8.066cm" svg:y="11.744cm">
          <text:p/>
          <draw:object xlink:href="../Hamilton'sche%20charakteristische%20Funktion%20als%20Erzeugende%20vom%20Typ%20F2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Mit dem Ansatz</text:p>
            <text:p/>
            <text:p/>
            <text:p>führt die gesuchte Transformation wegen</text:p>
            <text:p/>
            <text:p/>
            <text:p>auf die Hamilton-Funktion <text:s text:c="4"/>eines Systems von freien Massenpunkten. Die in H vorhandene Wechselwirkung wird also wegtransformiert und die Lösungen des Problems haben dann die bekannte Gestalt der kräftefreien Bewegung von Massenpunkten:</text:p>
          </draw:text-box>
        </draw:frame>
        <draw:frame draw:style-name="gr1" draw:text-style-name="P2" draw:layer="layout" svg:width="5.547cm" svg:height="2.484cm" svg:x="11.226cm" svg:y="8.157cm">
          <text:p/>
          <draw:object xlink:href="../Ansatz%20Transformation%20freie%20Massenpunkte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6.161cm" svg:height="2.484cm" svg:x="10.919cm" svg:y="11.157cm">
          <text:p/>
          <draw:object xlink:href="../Transformation%20freie%20Massenpunkte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6.22cm" svg:height="1.954cm" svg:x="10.889cm" svg:y="17.822cm">
          <text:p/>
          <draw:object xlink:href="../freie%20Massenpunkt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0.804cm" svg:height="1.033cm" svg:x="10.897cm" svg:y="13.583cm">
          <text:p/>
          <draw:object xlink:href="../barH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ie ist die durch die Funktion </text:span><text:span text:style-name="T30">S</text:span><text:span text:style-name="T1"> erzeugte kanonische Transformation mit der Hamilton'schen charakteristischen Funktion gegeben?</text:span>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316cm" svg:height="2.327cm" svg:x="8.341cm" svg:y="9.336cm">
          <text:p/>
          <draw:object xlink:href="../Durch%20Hamilton'sche%20charakteristische%20Funktion%20erzeugte%20Transformation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entspricht der Wirkung <text:span text:style-name="T2">A</text:span>, die zur Formulierung des <text:span text:style-name="T2">Prinzips der kleinsten Wirkung</text:span> verwendet wur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HJD <text:span text:style-name="T2">separieren</text:span> läss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<text:span text:style-name="T2">H</text:span> nicht explizit von der Zeit abhängt, also ein Integral der Bewegung darstellt,</text:p>
            <text:p/>
            <text:p>sowie in dem <text:span text:style-name="T2">Spezialfall</text:span> daß <text:span text:style-name="T3">nur eine</text:span> Koordinate <text:span text:style-name="T2">q</text:span><text:span text:style-name="T4">1</text:span> <text:span text:style-name="T3">nicht-zyklisch</text:span> ist</text:p>
            <text:p>(zyklische Koordinaten lassen sich generell immer abseparieren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Variablen <text:span text:style-name="T2">q</text:span><text:span text:style-name="T5">j</text:span> abseparieren lassen</text:p>
            <text:p/>
            <text:p/>
            <text:p>und so die HJD in <text:span text:style-name="T2">S</text:span> <text:span text:style-name="T3">gewöhnliche</text:span> DGL der Form</text:p>
            <text:p/>
            <text:p/>
            <text:p/>
            <text:p>zerlegt werden kann</text:p>
          </draw:text-box>
        </draw:frame>
        <draw:frame draw:style-name="gr1" draw:text-style-name="P2" draw:layer="layout" svg:width="9.762cm" svg:height="2.392cm" svg:x="9.118cm" svg:y="7.703cm">
          <text:p/>
          <draw:object xlink:href="../Abseparation.odf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9.48cm" svg:height="2.709cm" svg:x="9.259cm" svg:y="11.345cm">
          <text:p/>
          <draw:object xlink:href="../HJD%20in%20gewöhnlichen%20DGL%20durch%20Separationsan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ist die <text:span text:style-name="T3">identische Transformation</text:span>:</text:p>
            <text:p/>
            <text:p/>
          </draw:text-box>
        </draw:frame>
        <draw:frame draw:style-name="gr1" draw:text-style-name="P2" draw:layer="layout" svg:width="6.792cm" svg:height="1.774cm" svg:x="10.603cm" svg:y="11.112cm">
          <text:p/>
          <draw:object xlink:href="../HCF%20bei%20zyklischen%20Koordinaten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Phasenbahn ist eine geschlossene Kurve:</text:p>
            <text:p/>
            <text:p><text:span text:style-name="T2">q</text:span>(<text:span text:style-name="T2">t</text:span> + 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</text:span></text:p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und </text:span><text:span text:style-name="T32">p</text:span><text:span text:style-name="T23"> sind periodisch mit gleicher Frequen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Rotation?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<text:span text:style-name="T23"><text:s/></text:span><text:span text:style-name="T32">p</text:span><text:span text:style-name="T23"> ist periodisch</text:span>:</text:p>
            <text:p/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dagegen nicht, sondern ändert sich in der Periode </text:span><text:span text:style-name="T31">τ</text:span><text:span text:style-name="T33"> </text:span><text:span text:style-name="T23">um einen konstanten Wert </text:span><text:span text:style-name="T32">q</text:span><text:span text:style-name="T34">0</text:span><text:span text:style-name="T23">:</text:span></text:p>
            <text:p><text:span text:style-name="T23"/></text:p>
            <text:p><text:span text:style-name="T32">q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 + </text:span><text:span text:style-name="T32">q</text:span><text:span text:style-name="T34">0</text:span></text:p>
            <text:p><text:span text:style-name="T35"/></text:p>
            <text:p><text:span text:style-name="T35">Die Phasenbahn ist nun offen, wobei </text:span><text:span text:style-name="T36">p</text:span><text:span text:style-name="T35"> jedoch eine periodische Funktion von </text:span><text:span text:style-name="T36">q</text:span><text:span text:style-name="T35">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>Für <text:span text:style-name="T2">E</text:span> &gt; <text:span text:style-name="T2">m</text:span> <text:span text:style-name="T2">g</text:span> <text:span text:style-name="T2">l</text:span> sind alle Winkel <text:span text:style-name="T31">φ</text:span><text:span text:style-name="T33"> möglich: das Pendel überschlägt sich, es liegt eine Rotation vor.</text:span></text:p>
            <text:p><text:span text:style-name="T33"/></text:p>
            <text:p><text:span text:style-name="T33">−</text:span><text:span text:style-name="T31">m</text:span><text:span text:style-name="T33"> </text:span><text:span text:style-name="T31">g</text:span><text:span text:style-name="T33"> </text:span><text:span text:style-name="T31">l</text:span><text:span text:style-name="T33"> &lt; </text:span><text:span text:style-name="T31">E</text:span><text:span text:style-name="T33"> &lt; </text:span><text:span text:style-name="T31">m</text:span><text:span text:style-name="T33"> </text:span><text:span text:style-name="T31">g</text:span><text:span text:style-name="T33"> </text:span><text:span text:style-name="T31">l</text:span><text:span text:style-name="T33">: Nur ein begrenzter Winkelbereich [−</text:span><text:span text:style-name="T31">φ</text:span><text:span text:style-name="T37">0</text:span><text:span text:style-name="T38"> </text:span><text:span text:style-name="T33">, </text:span><text:span text:style-name="T31">φ</text:span><text:span text:style-name="T37">0</text:span><text:span text:style-name="T33">] mit cos </text:span><text:span text:style-name="T31">φ</text:span><text:span text:style-name="T37">0</text:span><text:span text:style-name="T38"> </text:span><text:span text:style-name="T33">= −(</text:span><text:span text:style-name="T31">E</text:span><text:span text:style-name="T33"> / </text:span><text:span text:style-name="T31">m</text:span><text:span text:style-name="T33"> </text:span><text:span text:style-name="T31">g</text:span><text:span text:style-name="T33"> </text:span><text:span text:style-name="T31">l</text:span><text:span text:style-name="T33">) ist möglich. Es handelt sich um eine Libration.</text:span></text:p>
            <text:p><text:span text:style-name="T39">ϕ</text:span><text:span text:style-name="T40">ϕ</text:span><text:span text:style-name="T39">φ</text:span><text:span text:style-name="T40">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alls die Projektion der Phasenbahn auf <text:span text:style-name="T3">jede</text:span> (<text:span text:style-name="T2">q</text:span><text:span text:style-name="T5">j</text:span>, <text:span text:style-name="T2">p</text:span><text:span text:style-name="T5">j</text:span>)-Ebene periodisch im Sinne des eindimensionalen Falles ist.</text:p>
            <text:p/>
            <text:p>Nicht alle (<text:span text:style-name="T2">q</text:span><text:span text:style-name="T5">j</text:span>, <text:span text:style-name="T2">p</text:span><text:span text:style-name="T5">j</text:span>)-Sätze müssen periodisch mit derselben Frequenz sein. Stehen die Frequenzen der projizierten Bahnen nicht in einem <text:span text:style-name="T41">rationalen Verhältnis</text:span> zueinander, ergibt sich eine offene Phasenraumbahn. Die Bewegung ist dan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6.114cm" presentation:class="subtitle" presentation:user-transformed="true">
          <draw:text-box>
            <text:p>Da in diesem Fall gilt</text:p>
            <text:p/>
            <text:p/>
            <text:p/>
            <text:p/>
            <text:p/>
            <text:p/>
            <text:p>sind die projizierten Bahnen unabhängig voneinander.</text:p>
            <text:p>Falls <text:span text:style-name="T2">p</text:span><text:span text:style-name="T5">j</text:span>(<text:span text:style-name="T2">q</text:span><text:span text:style-name="T5">j</text:span>) für alle <text:span text:style-name="T2">j</text:span> = 1,...,<text:span text:style-name="T2">S</text:span><text:span text:style-name="T6"> eine geschlossene Kurve oder eine periodische Funktion (im Sinne der eindim. Fälle Libration oder Rotation) ist, dann ist die Systembewegung insgesamt periodisch</text:span></text:p>
          </draw:text-box>
        </draw:frame>
        <draw:frame draw:style-name="gr1" draw:text-style-name="P2" draw:layer="layout" svg:width="10.37cm" svg:height="5.836cm" svg:x="8.814cm" svg:y="7.481cm">
          <text:p/>
          <draw:object xlink:href="../Periodizität%20bei%20separierten%20Bahn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rkungsvariable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Wirkungsvariablen <text:span text:style-name="T2">J</text:span><text:span text:style-name="T5">j</text:span> sind spezielle Funktionen der <text:span text:style-name="T31">α</text:span><text:span text:style-name="T42">j</text:span><text:span text:style-name="T23">:</text:span></text:p>
            <text:p><text:span text:style-name="T23"/></text:p>
            <text:p><text:span text:style-name="T23"/></text:p>
            <text:p><text:span text:style-name="T23">Integriert wird über eine volle Periode der Libration bzw. Rotation. </text:span><text:span text:style-name="T32">J</text:span><text:span text:style-name="T42">j</text:span><text:span text:style-name="T23"> stellt den </text:span><text:span text:style-name="T43">Zuwachs</text:span><text:span text:style-name="T23"> der Erzeugenden </text:span><text:span text:style-name="T32">W</text:span><text:span text:style-name="T23"> dar, den diese pro </text:span><text:span text:style-name="T32">q</text:span><text:span text:style-name="T42">j</text:span><text:span text:style-name="T23">-Umlauf erfährt:</text:span></text:p>
          </draw:text-box>
        </draw:frame>
        <draw:frame draw:style-name="gr1" draw:text-style-name="P2" draw:layer="layout" svg:width="11.174cm" svg:height="1.287cm" svg:x="8.412cm" svg:y="9.656cm">
          <text:p/>
          <draw:object xlink:href="../Wirkungsvariablen%20Jj.odf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11.283cm" svg:height="2.462cm" svg:x="8.358cm" svg:y="14.068cm">
          <text:p/>
          <draw:object xlink:href="../Zuwachs%20der%20Erzeugenden%20W%20bei%20periodischen%20Systemen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variable defin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3">Die Winkelvariablen sind die zu </text:span><text:span text:style-name="T32">J</text:span><text:span text:style-name="T42">j</text:span><text:span text:style-name="T23"> konjugierte Variablen</text:span></text:p>
            <text:p><text:span text:style-name="T23"/></text:p>
            <text:p><text:span text:style-name="T23"/></text:p>
            <text:p><text:span text:style-name="T23">und lassen sich aus </text:span><text:span text:style-name="T32">W</text:span><text:span text:style-name="T23"> wie folgt ableiten:</text:span></text:p>
          </draw:text-box>
        </draw:frame>
        <draw:frame draw:style-name="gr1" draw:text-style-name="P2" draw:layer="layout" svg:width="13.504cm" svg:height="1.168cm" svg:x="7.247cm" svg:y="10.415cm">
          <text:p/>
          <draw:object xlink:href="../Winkelvariablen.odf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0.154cm" svg:height="2.327cm" svg:x="8.922cm" svg:y="13.436cm">
          <text:p/>
          <draw:object xlink:href="../Ableitung%20der%20Winkelvariablen%20aus%20W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/>Die Methode derWirkungs- und Winkelvariablen gestattet eine Bestimmung der Frequenzen periodischer Bewegungen, ohne die vollständige Lösung für die Systembewegung präparieren zu müssen.</text:p>
            <text:p/>
            <text:p>Man kann die Frequenzen <text:span text:style-name="T2">ν</text:span> direkt berechnen, ohne auf die eigentlichen Koordinaten zurücktransformieren zu mü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ändert sich um genau 1:</text:p>
            <text:p/>
            <text:p><text:span text:style-name="T22">Δ</text:span><text:span text:style-name="T44">j</text:span><text:span text:style-name="T31">ω</text:span><text:span text:style-name="T44">i</text:span><text:span text:style-name="T22"> = δ</text:span><text:span text:style-name="T44">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5.463cm" svg:height="1.954cm" svg:x="11.268cm" svg:y="9.522cm">
          <text:p/>
          <draw:object xlink:href="../Hamiltonfunktion%20des%20linearen%20harmonischen%20Oszillators%20in%20Wirkungsvariabl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41">q</text:span><text:span text:style-name="T45">i</text:span>-Beweg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2"/></text:p>
            <text:p><text:span text:style-name="T22"/></text:p>
            <text:p><text:span text:style-name="T22"/></text:p>
            <text:p><text:span text:style-name="T22">Δ</text:span><text:span text:style-name="T44">i</text:span><text:span text:style-name="T31">ω</text:span><text:span text:style-name="T44">i</text:span><text:span text:style-name="T22"> = </text:span><text:span text:style-name="T31">ν</text:span><text:span text:style-name="T44">i</text:span><text:span text:style-name="T31">τ</text:span><text:span text:style-name="T44">i</text:span><text:span text:style-name="T22"> = 1</text:span></text:p>
            <text:p><text:span text:style-name="T22"/></text:p>
            <text:p><text:span text:style-name="T22">also ist</text:span></text:p>
            <text:p><text:span text:style-name="T22"/></text:p>
            <text:p><text:span text:style-name="T22"/></text:p>
            <text:p><text:span text:style-name="T22">die Frequenz der zu </text:span><text:span text:style-name="T31">q</text:span><text:span text:style-name="T44">i</text:span><text:span text:style-name="T22"> gehörenden periodischen Bewegung</text:span></text:p>
          </draw:text-box>
        </draw:frame>
        <draw:frame draw:style-name="gr1" draw:text-style-name="P2" draw:layer="layout" svg:width="2.808cm" svg:height="1.963cm" svg:x="12.595cm" svg:y="12.418cm">
          <text:p/>
          <draw:object xlink:href="../Frequenz%20der%20zu%20qi%20gehörenden%20periodischen%20Beweg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berechnet man die Frequenz <text:span text:style-name="T2">ν</text:span> der periodischen Bewegung beim linearen harmonischen Oszill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6.406cm" svg:height="2.192cm" svg:x="10.796cm" svg:y="9.403cm">
          <text:p/>
          <draw:object xlink:href="../Frequenz%20der%20periodischen%20Bewegung%20beim%20linearen%20harmonischen%20Oszillato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0.685cm" svg:height="2.787cm" svg:x="3.657cm" svg:y="9.106cm">
          <text:p/>
          <draw:object xlink:href="../HJD%20des%20Keplerproblems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= <text:span text:style-name="T2">W</text:span><text:span text:style-name="T5">r</text:span>(<text:span text:style-name="T2">r</text:span>) + <text:span text:style-name="T2">W</text:span><text:span text:style-name="T44">θ</text:span><text:span text:style-name="T22">(</text:span><text:span text:style-name="T46">θ</text:span><text:span text:style-name="T22">) + </text:span><text:span text:style-name="T31">W</text:span><text:span text:style-name="T44">φ</text:span><text:span text:style-name="T22">(</text:span><text:span text:style-name="T46">φ</text:span><text:span text:style-name="T22">)</text:span></text:p>
            <text:p><text:span text:style-name="T22"/></text:p>
            <text:p><text:span text:style-name="T22">Da </text:span><text:span text:style-name="T46">φ</text:span><text:span text:style-name="T38"> zyklisch ist, wählt man für </text:span><text:span text:style-name="T46">W</text:span><text:span text:style-name="T44">φ</text:span><text:span text:style-name="T38"> die identische Transformation:</text:span></text:p>
            <text:p><text:span text:style-name="T46">W</text:span><text:span text:style-name="T44">φ</text:span><text:span text:style-name="T38"> = </text:span><text:span text:style-name="T46">α</text:span><text:span text:style-name="T44">φ</text:span><text:span text:style-name="T46">φ</text:span></text:p>
            <text:p><text:span text:style-name="T46">α</text:span><text:span text:style-name="T44">φ</text:span><text:span text:style-name="T38"> = </text:span><text:span text:style-name="T46">p</text:span><text:span text:style-name="T44">φ</text:span><text:span text:style-name="T38"> = </text:span><text:span text:style-name="T46">L</text:span><text:span text:style-name="T44">z</text:span><text:span text:style-name="T38"> = const</text:span></text:p>
            <text:p><text:span text:style-name="T38">Sortiert man die HJD wie folgt um, ist die linke Seite nur von </text:span><text:span text:style-name="T46">r</text:span><text:span text:style-name="T38">, die rechte nur von </text:span><text:span text:style-name="T46">θ</text:span><text:span text:style-name="T38"> abhängig:</text:span></text:p>
          </draw:text-box>
        </draw:frame>
        <draw:frame draw:style-name="gr1" draw:text-style-name="P2" draw:layer="layout" svg:width="19.308cm" svg:height="2.789cm" svg:x="4.345cm" svg:y="15.205cm">
          <text:p/>
          <draw:object xlink:href="../Separation%20des%20Keplerproblems%20-%20r%20und%20theta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47">φ</text:span><text:span text:style-name="T5">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text-style-name="P6" draw:layer="layout" svg:width="25.199cm" svg:height="12.18cm" svg:x="1.4cm" svg:y="4.914cm" presentation:class="subtitle" presentation:user-transformed="true">
          <draw:text-box>
            <text:p>Nein<text:span text:style-name="T6">, </text:span>erst bei <text:span text:style-name="T2">J</text:span><text:span text:style-name="T5">r</text:span> geht der Typ des Zentralfelds in die Rechnung 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9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10.604cm" svg:height="2.531cm" svg:x="8.697cm" svg:y="9.234cm">
          <text:p/>
          <draw:object xlink:href="../Neue%20Hamiltonfunktion%20bar%20H%20(Jr%20Jtheta%20Jphi)%20des%20Keplerproblem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il die drei Frequenzen der periodischen Bewegung alle gleich sind</text:p>
          </draw:text-box>
        </draw:frame>
        <draw:frame draw:style-name="gr1" draw:text-style-name="P2" draw:layer="layout" svg:width="9.088cm" svg:height="4.9cm" svg:x="9.455cm" svg:y="12.049cm">
          <text:p/>
          <draw:object xlink:href="../Vollständige%20Entartung%20der%20Bewegung%20beim%20Keplerproble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e Bewegung ist <text:span text:style-name="T2">einfach periodisch</text:span>, wenn die Frequenzen aller <text:span text:style-name="T2">q</text:span><text:span text:style-name="T5">i</text:span> übereinstimmen.</text:p>
            <text:p/>
            <text:p>Sie ist <text:span text:style-name="T2">bedingt periodisch</text:span>, wenn die Frequenzen zueinander in einem <text:span text:style-name="T3">rationalen Verhältnis</text:span> ste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span text:style-name="T3">Einfach periodisch</text:span> heißt die Phasenbahn, wenn nach einer hinreichend langen Zeit die Phase wieder ihren Ausgangswert annimmt. Dazu müssen allerdings die Frequenzen <text:span text:style-name="T2">ν</text:span><text:span text:style-name="T5">j</text:span> rationale Vielfache voneinander sein. Andernfalls heißt die Phasenbah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>Wenn die Frequenzen <text:span text:style-name="T2">ν</text:span><text:span text:style-name="T5">j</text:span> in rationalen Verhältnissen zueinander stehen, dann gibt es (S − 1) unabhängige Beziehungen der Art:</text:p>
            <text:p/>
            <text:p/>
            <text:p/>
            <text:p>Man sagt, das System sei <text:span text:style-name="T2">m</text:span>-<text:span text:style-name="T3">fach entartet</text:span>, wenn es <text:span text:style-name="T2">m</text:span> ≤ (<text:span text:style-name="T2">S</text:span> − 1) Beziehungen dieser Art gibt.</text:p>
            <text:p>Vollständig entartet ist die Bewegung bei <text:span text:style-name="T2">m</text:span> = <text:span text:style-name="T2">S</text:span> − 1,</text:p>
            <text:p>zum Beispiel wenn wie beim Kepler-Problem alle <text:span text:style-name="T2">ν</text:span><text:span text:style-name="T5">j</text:span> gleich sind.</text:p>
          </draw:text-box>
        </draw:frame>
        <draw:frame draw:style-name="gr1" draw:text-style-name="P2" draw:layer="layout" svg:width="15.434cm" svg:height="2.392cm" svg:x="6.282cm" svg:y="9.403cm">
          <text:p/>
          <draw:object xlink:href="../m-fache%20Entartung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alle Frequenzen <text:span text:style-name="T2">ν</text:span><text:span text:style-name="T5">j</text:span> gleich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2">m</text:span> Entartungsbedingungen können benutzt werden um die periodische Bewegung nur durch <text:span text:style-name="T3">(</text:span><text:span text:style-name="T27">S</text:span><text:span text:style-name="T48"> </text:span><text:span text:style-name="T3">- </text:span><text:span text:style-name="T27">m</text:span><text:span text:style-name="T3">) Frequenzen</text:span> zu beschreiben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text-style-name="P7" draw:layer="layout" svg:width="25.199cm" svg:height="12.18cm" svg:x="1.4cm" svg:y="4.914cm" presentation:class="subtitle">
          <draw:text-box>
            <text:p><text:span text:style-name="T31">ν</text:span><text:span text:style-name="T44">φ</text:span><text:span text:style-name="T33"> - </text:span><text:span text:style-name="T31">ν</text:span><text:span text:style-name="T44">θ</text:span><text:span text:style-name="T33"> = 0</text:span></text:p>
            <text:p><text:span text:style-name="T33">und</text:span></text:p>
            <text:p><text:span text:style-name="T31">ν</text:span><text:span text:style-name="T44">θ</text:span><text:span text:style-name="T33"> - </text:span><text:span text:style-name="T31">ν</text:span><text:span text:style-name="T44">r</text:span><text:span text:style-name="T33"> = 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span text:style-name="T2">J</text:span> heißt Eigenwirkungsvariable, falls die zugehörige Frequenz ungleich Null und nicht entartet (nicht identisch mit anderen Frequenzen)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Wenn <text:span text:style-name="T2">J</text:span> eine Eigenwirkungsvariable ist, dann ist die Systembewegung nur auf solchen Bahnen zugelassen, für die gilt:</text:p>
            <text:p/>
            <text:p><text:span text:style-name="T2">J</text:span> = <text:span text:style-name="T2">n</text:span> <text:span text:style-name="T6">h</text:span></text:p>
            <text:p><text:span text:style-name="T6"/></text:p>
            <text:p><text:span text:style-name="T2">n</text:span><text:span text:style-name="T6"> ∈ N, h = 6,626176 · 10</text:span><text:span text:style-name="T49">−34</text:span><text:span text:style-name="T6"> Js (Planck’sches Wirkungsquantu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7.52cm" svg:height="15cm" svg:x="4.767cm" svg:y="5.21cm">
          <text:p/>
          <draw:object xlink:href="../Wasserstoffatom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charakteristische Funktion<text:tab/><text:tab/> <text:s text:c="4"/>ist zeitunabhängig und wegen</text:p>
            <text:p/>
            <text:p>gilt:<text:line-break/><text:span text:style-name="T3">W = const <text:s text:c="3"/></text:span><text:span text:style-name="T3"><text:tab/></text:span><text:span text:style-name="T3">feste Fläche im Konfigurationsraum</text:span></text:p>
            <text:p/>
            <text:p>Die Flächen <text:span text:style-name="T2">S</text:span> = const bewegen sich dagegen im Konfigurationsraum, sie schieben sich mit der Zeit <text:span text:style-name="T2">t</text:span> über die festliegenden <text:span text:style-name="T2">W</text:span>-Flächen hinweg.</text:p>
            <text:p>Sie bilden im Konfigurationsraum fortschreitende Wellenfronten der sogenannten <text:span text:style-name="T3">Wirkungswellen</text:span>.</text:p>
          </draw:text-box>
        </draw:frame>
        <draw:frame draw:style-name="gr1" draw:text-style-name="P2" draw:layer="layout" svg:width="2.91cm" svg:height="1.033cm" svg:x="12.644cm" svg:y="6.383cm">
          <text:p/>
          <draw:object xlink:href="../Hamilton'sche%20charakteristische%20Funktion.odf" xlink:type="simple" xlink:show="embed" xlink:actuate="onLoad"/>
          <draw:image xlink:href="./ObjectReplacements/Object 56" xlink:type="simple" xlink:show="embed" xlink:actuate="onLoad"/>
        </draw:frame>
        <draw:frame draw:style-name="gr1" draw:text-style-name="P2" draw:layer="layout" svg:width="5.365cm" svg:height="1.033cm" svg:x="11.317cm" svg:y="7.483cm">
          <text:p/>
          <draw:object xlink:href="../bar%20p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1.219cm" svg:height="0.547cm" svg:x="8.89cm" svg:y="9.726cm">
          <text:p/>
          <draw:object xlink:href="../dlrarrow.odf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7">u</text:span> der Wirkungswell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Wellengeschwindigkeit <text:span text:style-name="T27">u</text:span> ist die Fortpflanzungsgeschwindigkeit eines bestimmten Punktes der Front der Wirkungswelle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7">u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7">u</text:span> ist senkrecht zur Wellenfront orientiert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Wirkungswellen- und Teilchengeschwindigkeit sind parallel,</text:p>
            <text:p>der Betrag ist umgekehrt proportional zueinander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41">u</text:span> = <text:span text:style-name="T31">ν</text:span><text:span text:style-name="T23">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stellt sich heraus dass es zwei Arten von Bewegungen gibt, die für die Beschreibung eines Systems äquivalent sind:</text:p>
            <text:p>die eigentliche Teilchenbewegung</text:p>
            <text:p>und</text:p>
            <text:p>Wirkungswe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6.857cm" svg:height="2.521cm" svg:x="10.571cm" svg:y="9.239cm">
          <text:p/>
          <draw:object xlink:href="../Wellengleichung%20der%20Klassischen%20Mechanik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die Geschwindigkeit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953cm" svg:height="13.263cm" svg:x="4.023cm" svg:y="5.768cm">
          <text:p/>
          <draw:object xlink:href="../Geschwindigkeit%20der%20Wirkungswelle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text-style-name="P8" draw:layer="layout" svg:width="25.199cm" svg:height="12.18cm" svg:x="1.4cm" svg:y="4.914cm" presentation:class="subtitle">
          <draw:text-box>
            <text:p text:style-name="P8"/>
            <text:p text:style-name="P8"/>
            <text:p text:style-name="P8"/>
            <text:p text:style-name="P8"><text:tab/><text:tab/><text:tab/><text:tab/><text:tab/>mit</text:p>
            <text:p text:style-name="P8"><text:span text:style-name="T31"><text:tab/></text:span><text:span text:style-name="T31"><text:tab/></text:span><text:span text:style-name="T31"><text:tab/></text:span><text:span text:style-name="T31"><text:tab/></text:span><text:span text:style-name="T31">φ</text:span><text:span text:style-name="T33">:</text:span><text:span text:style-name="T33"><text:tab/></text:span><text:span text:style-name="T33"><text:tab/></text:span><text:span text:style-name="T33"><text:tab/></text:span><text:span text:style-name="T33">skalares elektromagnetisches Potential</text:span></text:p>
            <text:p text:style-name="P8"><text:span text:style-name="T33"><text:tab/></text:span><text:span text:style-name="T33"><text:tab/></text:span><text:span text:style-name="T33"><text:tab/></text:span><text:span text:style-name="T33"><text:tab/></text:span><text:span text:style-name="T31">c</text:span><text:span text:style-name="T33">:</text:span><text:span text:style-name="T33"><text:tab/></text:span><text:span text:style-name="T33"><text:tab/></text:span><text:span text:style-name="T33"><text:tab/></text:span><text:span text:style-name="T33">Lichtgeschwindigkeit im Vakuum</text:span></text:p>
            <text:p text:style-name="P8"><text:span text:style-name="T33"><text:tab/></text:span><text:span text:style-name="T33"><text:tab/></text:span><text:span text:style-name="T33"><text:tab/></text:span><text:span text:style-name="T33"><text:tab/></text:span><text:span text:style-name="T31">n</text:span><text:span text:style-name="T33">:</text:span><text:span text:style-name="T33"><text:tab/></text:span><text:span text:style-name="T33"><text:tab/></text:span><text:span text:style-name="T33"><text:tab/></text:span><text:span text:style-name="T33">Brechzahl, im allgemeinen </text:span><text:span text:style-name="T31">n</text:span><text:span text:style-name="T33"> = </text:span><text:span text:style-name="T31">n</text:span><text:span text:style-name="T33">(</text:span><text:span text:style-name="T50">r</text:span><text:span text:style-name="T33">)</text:span></text:p>
            <text:p text:style-name="P8"><text:span text:style-name="T33"><text:tab/></text:span><text:span text:style-name="T33"><text:tab/></text:span><text:span text:style-name="T33"><text:tab/></text:span><text:span text:style-name="T33"><text:tab/></text:span><text:span text:style-name="T31">u</text:span><text:span text:style-name="T33"> = </text:span><text:span text:style-name="T31">c</text:span><text:span text:style-name="T33">/</text:span><text:span text:style-name="T31">n</text:span><text:span text:style-name="T33">:</text:span><text:span text:style-name="T33"><text:tab/></text:span><text:span text:style-name="T33">Lichtgeschwindigkeit im Medium</text:span></text:p>
          </draw:text-box>
        </draw:frame>
        <draw:frame draw:style-name="gr1" draw:text-style-name="P2" draw:layer="layout" svg:width="7.208cm" svg:height="2.396cm" svg:x="10.395cm" svg:y="7.601cm">
          <text:p/>
          <draw:object xlink:href="../skalare%20Wellengleichung%20der%20Optik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188cm" svg:height="6.729cm" svg:x="9.905cm" svg:y="7.135cm">
          <text:p/>
          <draw:object xlink:href="../Lösung%20der%20skalaren%20Wellengleichung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L</text:span>(<text:span text:style-name="T2">r</text:span>) ist der Lichtweg oder das Eikonal</text:p>
            <text:p>mit <text:span text:style-name="T2">L</text:span>(<text:span text:style-name="T2">r</text:span>) = <text:span text:style-name="T2">n z</text:span>, falls <text:span text:style-name="T2">n</text:span> = const</text:p>
            <text:p><text:span text:style-name="T2">z</text:span> ist die Position auf der z-Achse, <text:span text:style-name="T2">n</text:span> die Brechzahl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Amplitude <text:span text:style-name="T2">A</text:span>(<text:span text:style-name="T2">r</text:span>) sei schwach <text:span text:style-name="T2">r</text:span>-abhängig</text:p>
            <text:p><text:s/>und</text:p>
            <text:p><text:span text:style-name="T6">die Brechzahl </text:span><text:span text:style-name="T2">n</text:span> sei nur schwach räumlich veränderlich, so dass <text:span text:style-name="T2">n</text:span> <text:span text:style-name="T22">≈</text:span><text:span text:style-name="T23"> const über Gebiete der Ausdehnung </text:span><text:span text:style-name="T31">λ</text:span></text:p>
            <text:p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56cm" svg:height="2.396cm" svg:x="10.471cm" svg:y="9.301cm">
          <text:p/>
          <draw:object xlink:href="../Eikonalgleichung%20der%20geometrischen%20Optik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Lösungen der Eikonalgleichung definieren Flächen konstanter Phase (<text:span text:style-name="T2">L</text:span> = const), also Wellenfronten identisch den Wirkungswellen:</text:p>
            <text:p/>
            <text:p>Die Klassische Mechanik macht über die Wirkungsfunktion <text:span text:style-name="T2">W</text:span> dieselben Aussagen wie die geometrische Optik über das Eikonal <text:span text:style-name="T2">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mittels des Planck'schen Wirkungsquantums <text:span text:style-name="T6">h, welches die Dimension einer </text:span><text:span text:style-name="T2">Wirkung</text:span><text:span text:style-name="T6"> hat:</text:span></text:p>
            <text:p><text:span text:style-name="T6"/></text:p>
            <text:p><text:span text:style-name="T2">E</text:span><text:span text:style-name="T6"> = h </text:span><text:span text:style-name="T31">ν</text:span></text:p>
            <text:p><text:span text:style-name="T33"/></text:p>
            <text:p><text:span text:style-name="T33">mit </text:span><text:span text:style-name="T31">λ</text:span><text:span text:style-name="T33"> =</text:span><text:span text:style-name="T33"> </text:span><text:span text:style-name="T31">u</text:span><text:span text:style-name="T33"> / </text:span><text:span text:style-name="T31">ν</text:span><text:span text:style-name="T33"> = (E/</text:span><text:span text:style-name="T31">p</text:span><text:span text:style-name="T33">) / (E/h)</text:span></text:p>
            <text:p><text:span text:style-name="T33"/></text:p>
            <text:p><text:span text:style-name="T31">λ</text:span><text:span text:style-name="T33"> = h / </text:span><text:span text:style-name="T31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text-style-name="P9" draw:layer="layout" svg:width="25.199cm" svg:height="12.18cm" svg:x="1.4cm" svg:y="4.914cm" presentation:class="subtitle">
          <draw:text-box>
            <text:p text:style-name="P9"><text:span text:style-name="T33">Die Wellenfunktion </text:span><text:span text:style-name="T31">ψ</text:span><text:span text:style-name="T33"> = </text:span><text:span text:style-name="T31">ψ</text:span><text:span text:style-name="T33">(</text:span><text:span text:style-name="T50">r</text:span><text:span text:style-name="T33">,</text:span><text:span text:style-name="T31">t</text:span><text:span text:style-name="T33">) beschreibe den </text:span><text:span text:style-name="T51">Zustand</text:span><text:span text:style-name="T33"> des Teilch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806cm" svg:height="2.235cm" svg:x="9.596cm" svg:y="9.382cm">
          <text:p/>
          <draw:object xlink:href="../Schrödingergleichung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er Hamilton-Operator ergibt sich aus der klassischen Hamilton-Funktion <text:span text:style-name="T2">H</text:span>(<text:span text:style-name="T2">q</text:span>,<text:span text:style-name="T2">p</text:span>) indem man die dynamischen Variablen <text:span text:style-name="T2">q</text:span>,<text:span text:style-name="T2">p</text:span> durch entsprechende Operatoren ersetzt.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Operatoren, welche die dynamischen Variablen <text:span text:style-name="T2">q</text:span>,<text:span text:style-name="T2">p</text:span> ersetz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n <text:span text:style-name="T2">Ortsdarstellung</text:span>:</text:p>
          </draw:text-box>
        </draw:frame>
        <draw:frame draw:style-name="gr1" draw:text-style-name="P2" draw:layer="layout" svg:width="7.533cm" svg:height="2.006cm" svg:x="10.233cm" svg:y="11.696cm">
          <text:p/>
          <draw:object xlink:href="../Orts-%20und%20Impulsoperator%20in%20Ortsdarstellung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6T23:41:41.817000000</dc:date>
    <meta:document-statistic meta:object-count="357"/>
  </office:meta>
</office:document-meta>
</file>